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18f" officeooo:paragraph-rsid="0011e18f"/>
    </style:style>
    <style:style style:name="P2" style:family="paragraph" style:parent-style-name="Standard">
      <style:text-properties officeooo:rsid="0011e18f" officeooo:paragraph-rsid="0012a6e5"/>
    </style:style>
    <style:style style:name="P3" style:family="paragraph" style:parent-style-name="Standard">
      <style:text-properties officeooo:rsid="0011e18f" officeooo:paragraph-rsid="00220550"/>
    </style:style>
    <style:style style:name="P4" style:family="paragraph" style:parent-style-name="Standard">
      <style:text-properties officeooo:rsid="00198f3f" officeooo:paragraph-rsid="00198f3f"/>
    </style:style>
    <style:style style:name="P5" style:family="paragraph" style:parent-style-name="Standard">
      <style:paragraph-properties>
        <style:tab-stops>
          <style:tab-stop style:position="5.302in"/>
        </style:tab-stops>
      </style:paragraph-properties>
      <style:text-properties officeooo:rsid="001b685c" officeooo:paragraph-rsid="001b685c"/>
    </style:style>
    <style:style style:name="P6" style:family="paragraph" style:parent-style-name="Standard">
      <style:text-properties officeooo:rsid="001ba591" officeooo:paragraph-rsid="001ba591"/>
    </style:style>
    <style:style style:name="P7" style:family="paragraph" style:parent-style-name="Standard">
      <style:text-properties officeooo:rsid="001c7fce" officeooo:paragraph-rsid="001c7fce"/>
    </style:style>
    <style:style style:name="P8" style:family="paragraph" style:parent-style-name="Standard">
      <style:text-properties officeooo:rsid="001c7fce" officeooo:paragraph-rsid="001c9152"/>
    </style:style>
    <style:style style:name="P9" style:family="paragraph" style:parent-style-name="Standard">
      <style:text-properties officeooo:rsid="001c7fce" officeooo:paragraph-rsid="001e5d0b"/>
    </style:style>
    <style:style style:name="P10" style:family="paragraph" style:parent-style-name="Standard">
      <style:text-properties fo:font-size="12pt" fo:font-weight="normal" officeooo:rsid="001c7fce" officeooo:paragraph-rsid="001c7fc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2pt" fo:font-weight="normal" officeooo:rsid="001c7fce" officeooo:paragraph-rsid="001c7fce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1c9152" officeooo:paragraph-rsid="001c9152"/>
    </style:style>
    <style:style style:name="P13" style:family="paragraph" style:parent-style-name="Standard">
      <style:text-properties fo:font-size="13pt" fo:font-weight="bold" officeooo:rsid="0011e18f" officeooo:paragraph-rsid="0011e18f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1e5d0b" officeooo:paragraph-rsid="001e5d0b"/>
    </style:style>
    <style:style style:name="P15" style:family="paragraph" style:parent-style-name="Standard">
      <style:text-properties officeooo:rsid="001e5d0b" officeooo:paragraph-rsid="001fa5a7"/>
    </style:style>
    <style:style style:name="P16" style:family="paragraph" style:parent-style-name="Standard">
      <style:text-properties officeooo:rsid="001fa5a7" officeooo:paragraph-rsid="001fa5a7"/>
    </style:style>
    <style:style style:name="T1" style:family="text">
      <style:text-properties officeooo:rsid="0012a6e5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a6e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7bee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ba59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2055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officeooo:rsid="0012a6e5" style:font-weight-asian="normal" style:font-weight-complex="normal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1c7fce" style:font-size-asian="13pt" style:font-weight-asian="bold" style:font-size-complex="13pt" style:font-weight-complex="bold"/>
    </style:style>
    <style:style style:name="T11" style:family="text">
      <style:text-properties officeooo:rsid="001c7fce"/>
    </style:style>
    <style:style style:name="T12" style:family="text">
      <style:text-properties officeooo:rsid="001c9152"/>
    </style:style>
    <style:style style:name="T13" style:family="text">
      <style:text-properties officeooo:rsid="001e5d0b"/>
    </style:style>
    <style:style style:name="T14" style:family="text">
      <style:text-properties officeooo:rsid="001fa5a7"/>
    </style:style>
    <style:style style:name="T15" style:family="text">
      <style:text-properties style:text-underline-style="none" fo:font-weight="normal" officeooo:rsid="0012a6e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<text:tab/>s268820</text:p>
      <text:p text:style-name="P10"/>
      <text:p text:style-name="P10">--Normalized Logical Schema:</text:p>
      <text:p text:style-name="P13"/>
      <text:p text:style-name="P1"><text:span text:style-name="T9">SHIP</text:span> (<text:span text:style-name="T2">S</text:span><text:span text:style-name="T3">C</text:span><text:span text:style-name="T2">ode</text:span>, Name, Capacity, Width, Height, Depth) </text:p>
      <text:p text:style-name="P1"><text:span text:style-name="T10">OFFERS</text:span> (<text:span text:style-name="T2">S</text:span><text:span text:style-name="T3">C</text:span><text:span text:style-name="T2">ode</text:span>, Id<text:span text:style-name="T11">Ser</text:span>)</text:p>
      <text:p text:style-name="P1"><text:span text:style-name="T9">COMMERCIAL_SERVICES </text:span>(<text:span text:style-name="T4">IdSer</text:span>, Name, Category)</text:p>
      <text:p text:style-name="P1"><text:span text:style-name="T9">VISIT </text:span>(<text:span text:style-name="T2">SCode</text:span>, <text:span text:style-name="T2">Vcode</text:span>, Date, Artime, LeaTime)</text:p>
      <text:p text:style-name="P1"><text:span text:style-name="T9">ATTRACTIONS </text:span>(<text:span text:style-name="T2">SCode</text:span>, <text:span text:style-name="T2">VCode</text:span>, <text:span text:style-name="T2">Attraction</text:span><text:span text:style-name="T5">Name</text:span>)</text:p>
      <text:p text:style-name="P1"><text:span text:style-name="T9">DOCKING_CITIES</text:span> <text:span text:style-name="T1">(</text:span><text:span text:style-name="T3">ACode</text:span><text:span text:style-name="T1">, Coord, Name, Abitants) </text:span></text:p>
      <text:p text:style-name="P1"><text:span text:style-name="T9">STAFF_MEMBER </text:span><text:span text:style-name="T1">(</text:span><text:span text:style-name="T3">SSN</text:span><text:span text:style-name="T1">, Name, Surname, Age, Gender, PhoneN*, Enrollment)</text:span></text:p>
      <text:p text:style-name="P4"><text:span text:style-name="T9">ROLE </text:span>(<text:span text:style-name="T2">RCode</text:span>, Description)</text:p>
      <text:p text:style-name="P5"><text:span text:style-name="T9">TIME </text:span>(<text:span text:style-name="T2">StartDate</text:span>, <text:span text:style-name="T8">EndDate</text:span>)</text:p>
      <text:p text:style-name="P6"><text:span text:style-name="T9">ASSIGNED</text:span> (<text:span text:style-name="T2">SSN</text:span>, <text:span text:style-name="T2">RCode</text:span>, <text:span text:style-name="T2">StartDate</text:span>, <text:span text:style-name="T2">EndDate</text:span>)</text:p>
      <text:p text:style-name="P2"><text:span text:style-name="T9">COSTUMER </text:span><text:span text:style-name="T1">(</text:span><text:span text:style-name="T3">SSN</text:span><text:span text:style-name="T1">, Name, Surname, Age, Gender, PhoneN*, FideltyCard*)</text:span></text:p>
      <text:p text:style-name="P3"><text:span text:style-name="T9">STAY </text:span><text:span text:style-name="T1">(</text:span><text:span text:style-name="T3">SSN</text:span><text:span text:style-name="T1">, </text:span><text:span text:style-name="T6">StartDate</text:span><text:span text:style-name="T1">, </text:span><text:span text:style-name="T6">EndDate,</text:span><text:span text:style-name="T3"> </text:span><text:span text:style-name="T15">SCode</text:span><text:span text:style-name="T1">, Cost, ACode, ACode)</text:span></text:p>
      <text:p text:style-name="P4"/>
      <text:p text:style-name="P7">--Referential integrity constraints:</text:p>
      <text:p text:style-name="P7"/>
      <text:p text:style-name="P7">Relation “OFFERS” ( FOREIGN KEY (SCode)</text:p>
      <text:p text:style-name="P7"><text:tab/><text:tab/>REFERENCES SHIP (SCode)</text:p>
      <text:p text:style-name="P7"><text:tab/> <text:s text:c="16"/>FOREIGN KEY (<text:span text:style-name="T12">IdSer</text:span>)</text:p>
      <text:p text:style-name="P7"><text:tab/><text:tab/>REFERENCES <text:span text:style-name="T12">COMMERCIAL_SERVICES (IdSer))</text:span></text:p>
      <text:p text:style-name="P7"/>
      <text:p text:style-name="P12">Relation “STAY” ( <text:span text:style-name="T11">FOREIGN KEY(</text:span>SSN<text:span text:style-name="T11">)</text:span></text:p>
      <text:p text:style-name="P8"><text:tab/> <text:s text:c="13"/>REFERENCES <text:s/><text:span text:style-name="T13">COSTUMER </text:span>(<text:span text:style-name="T13">SSN</text:span>)</text:p>
      <text:p text:style-name="P9"><text:tab/> <text:s text:c="12"/>FOREIGN KEY(<text:span text:style-name="T13">SCode</text:span>)</text:p>
      <text:p text:style-name="P9"><text:s text:c="33"/>REFERENCES <text:span text:style-name="T13">SHIP</text:span><text:span text:style-name="T12">(</text:span><text:span text:style-name="T13">SCode</text:span><text:span text:style-name="T12">)</text:span></text:p>
      <text:p text:style-name="P9"><text:tab/> <text:s text:c="12"/>FOREIGN KEY(<text:span text:style-name="T13">ACode,ACode</text:span>)</text:p>
      <text:p text:style-name="P9"><text:s text:c="33"/>REFERENCES <text:span text:style-name="T13">DOCKING_CITIES</text:span><text:span text:style-name="T12">(</text:span><text:span text:style-name="T13">ACode</text:span><text:span text:style-name="T12">))</text:span></text:p>
      <text:p text:style-name="P9"/>
      <text:p text:style-name="P14">Relation “ATTRACTIONS” (FOREIGN KEY(SCode)</text:p>
      <text:p text:style-name="P15"><text:tab/><text:tab/> <text:s text:c="11"/>REFERENCES SHIP(SCode)</text:p>
      <text:p text:style-name="P15"><text:tab/><text:tab/> <text:s text:c="9"/>FOREIGN KEY(<text:span text:style-name="T14">V</text:span>Code)</text:p>
      <text:p text:style-name="P15"><text:tab/><text:tab/> <text:s text:c="11"/>REFERENCES <text:span text:style-name="T14">VISIT</text:span>(<text:span text:style-name="T14">V</text:span>Code)</text:p>
      <text:p text:style-name="P16">)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4T21:40:01.856000000</dc:date>
    <meta:editing-duration>PT2H20M15S</meta:editing-duration>
    <meta:editing-cycles>8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0" meta:word-count="115" meta:character-count="1156" meta:non-whitespace-character-count="894"/>
  </office:meta>
</office:document-meta>
</file>